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tyle:font-face style:name="Monaco" svg:font-family="Monaco, Consolas, 'Lucida Consol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944in" table:align="left"/>
    </style:style>
    <style:style style:name="Table1.A" style:family="table-column">
      <style:table-column-properties style:column-width="1.9944in"/>
    </style:style>
    <style:style style:name="Table1.A1" style:family="table-cell">
      <style:table-cell-properties style:vertical-align="middle" fo:padding="0in" fo:border="none"/>
    </style:style>
    <style:style style:name="P1" style:family="paragraph" style:parent-style-name="Standard">
      <style:paragraph-properties fo:text-align="center" style:justify-single-word="false"/>
      <style:text-properties style:font-name="Liberation Serif" fo:font-size="32pt" fo:font-weight="bold" officeooo:rsid="00069ac0" officeooo:paragraph-rsid="00069ac0" style:font-size-asian="32pt" style:font-weight-asian="bold" style:font-size-complex="32pt" style:font-weight-complex="bold"/>
    </style:style>
    <style:style style:name="P2" style:family="paragraph" style:parent-style-name="Standard">
      <style:paragraph-properties fo:text-align="justify" style:justify-single-word="false"/>
      <style:text-properties style:font-name="Liberation Serif" fo:font-size="14pt" fo:font-weight="normal" officeooo:rsid="000916d1" officeooo:paragraph-rsid="000916d1"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fo:font-weight="normal" officeooo:rsid="0009283f" officeooo:paragraph-rsid="0009283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Liberation Serif" fo:font-size="14pt" fo:font-weight="bold" officeooo:rsid="000916d1" officeooo:paragraph-rsid="000916d1" style:font-size-asian="12.25pt" style:font-weight-asian="bold" style:font-size-complex="14pt" style:font-weight-complex="bold"/>
    </style:style>
    <style:style style:name="P5" style:family="paragraph" style:parent-style-name="Text_20_body">
      <style:paragraph-properties fo:text-align="start" style:justify-single-word="false"/>
      <style:text-properties style:font-name="Helvetica Neue" fo:font-size="15pt" fo:font-weight="normal" officeooo:rsid="000994c6" officeooo:paragraph-rsid="000994c6" style:font-size-asian="12.25pt" style:font-weight-asian="normal" style:font-size-complex="14pt" style:font-weight-complex="normal"/>
    </style:style>
    <style:style style:name="P6" style:family="paragraph" style:parent-style-name="Text_20_body">
      <style:paragraph-properties fo:margin-top="0in" fo:margin-bottom="0.1043in" loext:contextual-spacing="false" style:line-height-at-least="0.1874in" fo:orphans="2" fo:widows="2" fo:padding="0in" fo:border="none"/>
    </style:style>
    <style:style style:name="P7" style:family="paragraph" style:parent-style-name="Heading_20_2">
      <style:paragraph-properties fo:text-align="start" style:justify-single-word="false"/>
      <style:text-properties style:font-name="Helvetica Neue" fo:font-size="15pt" fo:font-weight="normal" officeooo:rsid="000916d1" officeooo:paragraph-rsid="0009283f" style:font-size-asian="12.25pt" style:font-weight-asian="normal" style:font-size-complex="14pt" style:font-weight-complex="normal"/>
    </style:style>
    <style:style style:name="P8" style:family="paragraph" style:parent-style-name="Table_20_Contents">
      <style:paragraph-properties fo:margin-left="0in" fo:margin-right="0in" fo:margin-top="0in" fo:margin-bottom="0in" loext:contextual-spacing="false" fo:text-indent="0in" style:auto-text-indent="false"/>
    </style:style>
    <style:style style:name="P9" style:family="paragraph" style:parent-style-name="Text_20_body">
      <style:paragraph-properties fo:text-align="start" style:justify-single-word="false"/>
      <style:text-properties style:font-name="Helvetica Neue" fo:font-size="15pt" fo:font-weight="normal" officeooo:rsid="000994c6" officeooo:paragraph-rsid="000994c6" style:font-size-asian="12.25pt" style:font-weight-asian="normal" style:font-size-complex="14pt" style:font-weight-complex="normal"/>
    </style:style>
    <style:style style:name="P10" style:family="paragraph" style:parent-style-name="Text_20_body">
      <style:paragraph-properties fo:text-align="start" style:justify-single-word="false"/>
      <style:text-properties style:font-name="Helvetica Neue" fo:font-size="15pt" fo:font-weight="normal" officeooo:rsid="0009c38c" officeooo:paragraph-rsid="0009c38c" style:font-size-asian="12.25pt" style:font-weight-asian="normal" style:font-size-complex="14pt" style:font-weight-complex="normal"/>
    </style:style>
    <style:style style:name="P11" style:family="paragraph" style:parent-style-name="Text_20_body" style:list-style-name="L1">
      <style:paragraph-properties fo:margin-top="0in" fo:margin-bottom="0.1043in" loext:contextual-spacing="false" style:line-height-at-least="0.1874in" fo:orphans="2" fo:widows="2" fo:padding="0in" fo:border="none"/>
    </style:style>
    <style:style style:name="P12" style:family="paragraph" style:parent-style-name="Heading_20_3">
      <style:paragraph-properties fo:text-align="start" style:justify-single-word="false"/>
      <style:text-properties officeooo:paragraph-rsid="0009283f"/>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09283f"/>
    </style:style>
    <style:style style:name="T3" style:family="text">
      <style:text-properties fo:font-variant="normal" fo:text-transform="none" fo:color="#000000" style:font-name="Helvetica Neue" fo:font-size="10.5pt" fo:letter-spacing="normal" fo:font-style="normal"/>
    </style:style>
    <style:style style:name="T4" style:family="text">
      <style:text-properties fo:font-variant="normal" fo:text-transform="none" fo:color="#000000" style:font-name="Helvetica Neue" fo:font-size="10.5pt" fo:letter-spacing="normal" fo:font-style="normal" fo:font-weight="bold"/>
    </style:style>
    <style:style style:name="T5" style:family="text">
      <style:text-properties fo:font-variant="normal" fo:text-transform="none" fo:color="#000000" style:font-name="Helvetica Neue" fo:font-size="10.5pt" fo:letter-spacing="normal" fo:font-style="normal" fo:font-weight="bold" officeooo:rsid="000916d1" style:font-size-asian="12.25pt" style:font-weight-asian="normal" style:font-size-complex="14pt" style:font-weight-complex="normal"/>
    </style:style>
    <style:style style:name="T6" style:family="text">
      <style:text-properties fo:font-variant="normal" fo:text-transform="none" fo:color="#000000" style:font-name="Monaco" fo:font-size="9pt" fo:letter-spacing="normal" fo:font-style="normal" fo:font-weight="normal" fo:background-color="#ffffff" loext:char-shading-value="0" loext:padding-left="0.0311in" loext:padding-right="0.0311in" loext:padding-top="0.0193in" loext:padding-bottom="0.0193in" loext:border="0.06pt solid #dddddd"/>
    </style:style>
    <style:style style:name="T7" style:family="text">
      <style:text-properties fo:font-variant="normal" fo:text-transform="none" fo:color="#000000" style:font-name="Monaco" fo:font-size="9pt" fo:letter-spacing="normal" fo:font-style="normal" fo:font-weight="normal" officeooo:rsid="000916d1" fo:background-color="#ffffff" loext:char-shading-value="0" style:font-size-asian="12.25pt" style:font-weight-asian="normal" style:font-size-complex="14pt" style:font-weight-complex="normal" loext:padding-left="0.0311in" loext:padding-right="0.0311in" loext:padding-top="0.0193in" loext:padding-bottom="0.0193in" loext:border="0.06pt solid #dddddd"/>
    </style:style>
    <style:style style:name="T8" style:family="text">
      <style:text-properties fo:color="#44444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bone</text:p>
      <text:p text:style-name="P4">BACKBONE LÀ GÌ ?</text:p>
      <text:p text:style-name="P4"/>
      <text:p text:style-name="P2">Backbone là một javascript framework giúp cho việc code hiệu quả hơn, và tạo ra một ứng dụng js đẹp, tốt và có cấu trúc hơn. Nó cung cấp rất nhiều API giúp phát triển ứng dụng nhanh hơn.</text:p>
      <text:p text:style-name="P2"/>
      <text:p text:style-name="P3">Tải xuống (Nhấp chuột phải và sử dụng "Lưu dưới dạng</text:p>
      <table:table table:name="Table1" table:style-name="Table1">
        <table:table-column table:style-name="Table1.A"/>
        <table:table-row>
          <table:table-cell table:style-name="Table1.A1" office:value-type="string">
            <text:p text:style-name="P8"><text:a xlink:type="simple" xlink:href="http://underscorejs.org/underscore.js" text:style-name="Internet_20_link" text:visited-style-name="Visited_20_Internet_20_Link"><text:span text:style-name="T8"/></text:a></text:p>
          </table:table-cell>
        </table:table-row>
      </table:table>
      <text:p text:style-name="P3"><text:a xlink:type="simple" xlink:href="http://underscorejs.org/underscore-min.js" text:style-name="Internet_20_link" text:visited-style-name="Visited_20_Internet_20_Link">Phiên bản Sản xuất (1.8.3)</text:a><text:span text:style-name="T3"> <text:s text:c="3"/></text:span></text:p>
      <text:h text:style-name="P7" text:outline-level="2"><text:span text:style-name="T1">Cài đặ</text:span><text:span text:style-name="T2">t</text:span></text:h>
      <text:h text:style-name="P12" text:outline-level="3"><text:span text:style-name="T5">Node.js </text:span><text:span text:style-name="Teletype"><text:span text:style-name="T7">npm cài đặt dấu gạch dưới</text:span></text:span></text:h>
      <text:list xml:id="list6103528433472541136" text:style-name="L1">
        <text:list-item>
          <text:p text:style-name="P11"><text:span text:style-name="T4">Sao </text:span><text:span text:style-name="Teletype"><text:span text:style-name="T6">băng </text:span></text:span><text:span text:style-name="T4">Meteor.js </text:span><text:span text:style-name="Teletype"><text:span text:style-name="T6">thêm dấu gạch dưới</text:span></text:span></text:p>
        </text:list-item>
        <text:list-item>
          <text:p text:style-name="P11"><text:span text:style-name="T4">Require.js </text:span><text:span text:style-name="Teletype"><text:span text:style-name="T6">require (["gạch dưới"], ...</text:span></text:span></text:p>
        </text:list-item>
        <text:list-item>
          <text:p text:style-name="P11"><text:span text:style-name="T4">Bower </text:span><text:span text:style-name="Teletype"><text:span text:style-name="T6">bower cài đặt gạch dưới</text:span></text:span></text:p>
        </text:list-item>
        <text:list-item>
          <text:p text:style-name="P11"><text:span text:style-name="T4">Thành </text:span><text:span text:style-name="Teletype"><text:span text:style-name="T6">phần cài đặt jashkenas / gạch dưới</text:span></text:span></text:p>
        </text:list-item>
      </text:list>
      <text:p text:style-name="P6"><text:span text:style-name="Teletype"><text:span text:style-name="T6"/></text:span></text:p>
      <text:p text:style-name="P6"/>
      <text:p text:style-name="P5">npm install -g bower <text:s text:c="3"/># nếu bạn chưa có bower</text:p>
      <text:p text:style-name="P5">mkdir backbone-examples # thư mục chứa project</text:p>
      <text:p text:style-name="P5">cd backbone-examples</text:p>
      <text:p text:style-name="P5"/>
      <text:p text:style-name="P5">bower init <text:s text:c="21"/># khởi tạo config cho bower</text:p>
      <text:p text:style-name="P5">bower instal jquery --save <text:s text:c="5"/># khai báo sử dụng jquery</text:p>
      <text:p text:style-name="P5">bower instal backbone --save <text:s text:c="3"/># khai báo sử dụng backbone</text:p>
      <text:p text:style-name="P5"/>
      <text:p text:style-name="P10"><text:a xlink:type="simple" xlink:href="https://www.udemy.com/backbonejs-tutorial/" text:style-name="Internet_20_link" text:visited-style-name="Visited_20_Internet_20_Link">https://www.udemy.com/backbonejs-tutorial/</text:a></text:p>
      <text:p text:style-name="P10"><text:a xlink:type="simple" xlink:href="http://backbone.codeschool.com/levels/1/challenges/1" text:style-name="Internet_20_link" text:visited-style-name="Visited_20_Internet_20_Link">http://backbone.codeschool.com/levels/1/challenges/1</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tyle:font-face style:name="Monaco" svg:font-family="Monaco, Consolas, 'Lucida Consol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17:16.054808611</meta:creation-date>
    <dc:date>2017-09-11T19:11:50.945756017</dc:date>
    <meta:editing-duration>PT7H50M</meta:editing-duration>
    <meta:editing-cycles>5</meta:editing-cycles>
    <meta:generator>LibreOffice/5.1.6.2$Linux_X86_64 LibreOffice_project/10m0$Build-2</meta:generator>
    <meta:document-statistic meta:table-count="1" meta:image-count="0" meta:object-count="0" meta:page-count="1" meta:paragraph-count="19" meta:word-count="150" meta:character-count="862" meta:non-whitespace-character-count="701"/>
  </office:meta>
</office:document-meta>
</file>